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98B22A7234AF8BA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98B22A7234AF8BA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La crucifixion</text:span></text:p>
            <text:p text:style-name="P3"><text:span text:style-name="T2">(Jean 19.17-3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05T10:31:08.969000000</dc:date>
    <meta:editing-duration>PT2H29M14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